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Operator Mono" svg:font-family="'Operator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Preformatted_20_Text">
      <style:text-properties style:font-name="Operator Mono" officeooo:rsid="000ce3f5" officeooo:paragraph-rsid="000ce3f5"/>
    </style:style>
    <style:style style:name="P2" style:family="paragraph" style:parent-style-name="Preformatted_20_Text">
      <style:text-properties style:font-name="Operator Mono" officeooo:rsid="000f6535" officeooo:paragraph-rsid="000f6535"/>
    </style:style>
    <style:style style:name="P3" style:family="paragraph" style:parent-style-name="Preformatted_20_Text">
      <style:paragraph-properties fo:margin-left="1.251cm" fo:margin-right="0cm" fo:text-indent="0cm" style:auto-text-indent="false"/>
      <style:text-properties style:font-name="Operator Mono" fo:font-weight="bold" officeooo:rsid="000f6535" officeooo:paragraph-rsid="000f6535" style:font-weight-asian="bold" style:font-weight-complex="bold"/>
    </style:style>
    <style:style style:name="T1" style:family="text">
      <style:text-properties officeooo:rsid="000d33c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º MANEJO DE UNA INSTANCIA EN ORACLE</text:p>
      <text:p text:style-name="P1"/>
      <text:p text:style-name="P1">1 ESTABLECER AUTENTIFICCIÓN EN EL SISTEMA OPERATIVO Y EN EL FICHERO DE PASSWORD</text:p>
      <text:p text:style-name="P1"/>
      <text:p text:style-name="P1">Los dos usuarios administradores de la base de datos SYS y SYSTEM son creados automáticamente y asignados al rol DBA.</text:p>
      <text:p text:style-name="P1"/>
      <text:p text:style-name="P1">SYS: password proporcionado en proceso de instalación y propietario de los datos del diccionario de la base de datos.</text:p>
      <text:p text:style-name="P1"/>
      <text:p text:style-name="P1">SYSTEM: password proporcionado en proceso de instalación propietario de tablas <text:s/>internas adicionales usadas por herramientas oracle.</text:p>
      <text:p text:style-name="P1"/>
      <text:p text:style-name="P1">2 CREAR UN FICHERO DE PARÁMETROS</text:p>
      <text:p text:style-name="P1"/>
      <text:p text:style-name="P1">Crear un fichero de password usando la utilidad de parssword: $<text:span text:style-name="T2">orapwd file=ORACLE_HOME\database\pwdoeradba password=ABD3oradba entries=5</text:span></text:p>
      <text:p text:style-name="P1"/>
      <text:p text:style-name="P1">Ahora necesitamos poner REMOTE_LOGIN_PASSWORDFILE a EXCLUSIVE o SHARED <text:span text:style-name="T1">utilizaremos el siguiente comando para conectar la base de datos: CONNECT sys/ABD3oradba as sysdba</text:span></text:p>
      <text:p text:style-name="P1"/>
      <text:p text:style-name="P2">Autentificación mediante el sistema operativo, para ello tenemos que establecer el usuario a ser autentificado por el sistema operativo, estableceremos un REMOTE_LOGIN_PASSWORDFILE a NONE: para ello utilizaremos los siguientes comandos:</text:p>
      <text:p text:style-name="P3">CONNECT / AS SYSDBA</text:p>
      <text:p text:style-name="P3">CONNECT / AS SYSOPER</text:p>
      <text:p text:style-name="P2"/>
      <text:p text:style-name="P1">3 INICIAR UNA INSTANCIA Y ABRIR UNA BASE DE DATOS</text:p>
      <text:p text:style-name="P1">4 CERRAR UNA BASE DE DATOS Y DETENER UNA INSTANCIA</text:p>
      <text:p text:style-name="P1">5 OBTENER Y ESTABLECER VALORES DE PARÁMETROS</text:p>
      <text:p text:style-name="P1">6 GESTIONAR SESIONES</text:p>
      <text:p text:style-name="P1">7 MONITORIZAR ALERT Y FICHEROS DE TRAZ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Operator Mono" svg:font-family="'Operator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6T20:49:47.792783194</dc:date>
    <meta:editing-duration>PT38M16S</meta:editing-duration>
    <meta:editing-cycles>3</meta:editing-cycles>
    <meta:generator>LibreOffice/5.0.6.3$Linux_X86_64 LibreOffice_project/00m0$Build-3</meta:generator>
    <meta:document-statistic meta:table-count="0" meta:image-count="0" meta:object-count="0" meta:page-count="1" meta:paragraph-count="16" meta:word-count="192" meta:character-count="1295" meta:non-whitespace-character-count="1118"/>
  </office:meta>
</office:document-meta>
</file>